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list-style-name="L2">
      <style:text-properties fo:font-weight="normal" style:font-weight-asian="normal" style:font-weight-complex="normal"/>
    </style:style>
    <style:style style:name="P56" style:family="paragraph" style:parent-style-name="Text_20_body" style:list-style-name="L21">
      <style:text-properties fo:font-weight="normal" style:font-weight-asian="normal" style:font-weight-complex="normal"/>
    </style:style>
    <style:style style:name="P57" style:family="paragraph" style:parent-style-name="Text_20_body" style:list-style-name="L28">
      <style:text-properties fo:font-weight="normal" style:font-weight-asian="normal" style:font-weight-complex="normal"/>
    </style:style>
    <style:style style:name="P58" style:family="paragraph" style:parent-style-name="Text_20_body" style:list-style-name="L29">
      <style:text-properties fo:font-weight="normal" style:font-weight-asian="normal" style:font-weight-complex="normal"/>
    </style:style>
    <style:style style:name="P59" style:family="paragraph" style:parent-style-name="Text_20_body" style:list-style-name="L33">
      <style:text-properties fo:font-weight="normal" style:font-weight-asian="normal" style:font-weight-complex="normal"/>
    </style:style>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paragraph-properties>
        <style:tab-stops>
          <style:tab-stop style:position="0.45cm"/>
        </style:tab-stops>
      </style:paragraph-properties>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paragraph-properties fo:text-align="start" style:justify-single-word="false"/>
    </style:style>
    <style:style style:name="P84" style:family="paragraph" style:parent-style-name="Text_20_body" style:list-style-name="L28"/>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12" style:master-page-name="">
      <style:paragraph-properties fo:margin-top="0cm" fo:margin-bottom="0cm" style:page-number="auto"/>
    </style:style>
    <style:style style:name="P91" style:family="paragraph" style:parent-style-name="Text_20_body" style:list-style-name="L13" style:master-page-name="">
      <style:paragraph-properties fo:margin-top="0cm" fo:margin-bottom="0cm" style:page-number="auto"/>
    </style:style>
    <style:style style:name="P92" style:family="paragraph" style:parent-style-name="Text_20_body" style:list-style-name="L23" style:master-page-name="">
      <style:paragraph-properties fo:margin-top="0cm" fo:margin-bottom="0cm" style:page-number="auto"/>
    </style:style>
    <style:style style:name="P93" style:family="paragraph" style:parent-style-name="Text_20_body" style:list-style-name="L25" style:master-page-name="">
      <style:paragraph-properties fo:margin-top="0cm" fo:margin-bottom="0cm" style:page-number="auto"/>
    </style:style>
    <style:style style:name="P94" style:family="paragraph" style:parent-style-name="Text_20_body" style:list-style-name="L12">
      <style:paragraph-properties fo:margin-top="0cm" fo:margin-bottom="0cm"/>
    </style:style>
    <style:style style:name="P95" style:family="paragraph" style:parent-style-name="Text_20_body" style:list-style-name="L13">
      <style:paragraph-properties fo:margin-top="0cm" fo:margin-bottom="0cm"/>
    </style:style>
    <style:style style:name="P96" style:family="paragraph" style:parent-style-name="Text_20_body" style:list-style-name="L14">
      <style:paragraph-properties fo:margin-top="0cm" fo:margin-bottom="0cm"/>
    </style:style>
    <style:style style:name="P97" style:family="paragraph" style:parent-style-name="Text_20_body" style:list-style-name="L16">
      <style:paragraph-properties fo:margin-top="0cm" fo:margin-bottom="0cm"/>
    </style:style>
    <style:style style:name="P98" style:family="paragraph" style:parent-style-name="Text_20_body" style:list-style-name="L18">
      <style:paragraph-properties fo:margin-top="0cm" fo:margin-bottom="0cm"/>
    </style:style>
    <style:style style:name="P99" style:family="paragraph" style:parent-style-name="Text_20_body" style:list-style-name="L23">
      <style:paragraph-properties fo:margin-top="0cm" fo:margin-bottom="0cm"/>
    </style:style>
    <style:style style:name="P100" style:family="paragraph" style:parent-style-name="Text_20_body" style:list-style-name="L24">
      <style:paragraph-properties fo:margin-top="0cm" fo:margin-bottom="0cm"/>
    </style:style>
    <style:style style:name="P101" style:family="paragraph" style:parent-style-name="Text_20_body" style:list-style-name="L25">
      <style:paragraph-properties fo:margin-top="0cm" fo:margin-bottom="0cm"/>
    </style:style>
    <style:style style:name="P102" style:family="paragraph" style:parent-style-name="Text_20_body" style:list-style-name="L28">
      <style:paragraph-properties fo:margin-top="0cm" fo:margin-bottom="0cm"/>
    </style:style>
    <style:style style:name="P103" style:family="paragraph" style:parent-style-name="Text_20_body" style:list-style-name="L28">
      <style:paragraph-properties fo:margin-top="0cm" fo:margin-bottom="0cm"/>
      <style:text-properties fo:font-weight="normal" style:font-weight-asian="normal" style:font-weight-complex="normal"/>
    </style:style>
    <style:style style:name="P104" style:family="paragraph" style:parent-style-name="Text_20_body" style:list-style-name="L27">
      <style:paragraph-properties fo:margin-top="0cm" fo:margin-bottom="0cm" fo:text-align="start" style:justify-single-word="false" style:shadow="none"/>
    </style:style>
    <style:style style:name="P105" style:family="paragraph" style:parent-style-name="Text_20_body" style:list-style-name="L13" style:master-page-name="">
      <style:paragraph-properties style:page-number="auto"/>
    </style:style>
    <style:style style:name="P106" style:family="paragraph" style:parent-style-name="Heading_20_1" style:master-page-name="">
      <style:paragraph-properties style:page-number="auto" fo:break-before="page"/>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7"><text:s/>1 Introduction<text:tab/>6</text:p>
          <text:p text:style-name="P107"><text:s/>2 Licence<text:tab/>7</text:p>
          <text:p text:style-name="P108"><text:s/>2.1 GNU Lesser General Public License<text:tab/>7</text:p>
          <text:p text:style-name="P108"><text:s/>2.2 Clarification of Intentions<text:tab/>7</text:p>
          <text:p text:style-name="P108"><text:s/>2.3 Jarvis Tracker Icons<text:tab/>7</text:p>
          <text:p text:style-name="P107"><text:s/>3 Installation<text:tab/>8</text:p>
          <text:p text:style-name="P108"><text:s/>3.1 Unpacking<text:tab/>8</text:p>
          <text:p text:style-name="P108"><text:s/>3.2 Install Additional Perl Modules<text:tab/>8</text:p>
          <text:p text:style-name="P108"><text:s/>3.3 Apache2 Configuration – With mod_perl<text:tab/>9</text:p>
          <text:p text:style-name="P108"><text:s/>3.4 Apache2 Configuration – Without mod_perl<text:tab/>9</text:p>
          <text:p text:style-name="P108"><text:s/>3.5 Relocating Jarvis<text:tab/>9</text:p>
          <text:p text:style-name="P108"><text:s/>3.6 Test<text:tab/>10</text:p>
          <text:p text:style-name="P107"><text:s/>4 Application Configuration File<text:tab/>11</text:p>
          <text:p text:style-name="P108"><text:s/>4.1 Introduction<text:tab/>11</text:p>
          <text:p text:style-name="P108"><text:s/>4.2 &lt;jarvis&gt;&lt;app&gt;<text:tab/>12</text:p>
          <text:p text:style-name="P108"><text:s/>4.3 Configuration: format<text:tab/>14</text:p>
          <text:p text:style-name="P108"><text:s/>4.4 Configuration: debug<text:tab/>14</text:p>
          <text:p text:style-name="P108"><text:s/>4.5 Configuration: dump<text:tab/>14</text:p>
          <text:p text:style-name="P108"><text:s/>4.6 Configuration: log_format<text:tab/>14</text:p>
          <text:p text:style-name="P108"><text:s/>4.7 Configuration: page_limit_param, page_start_param<text:tab/>15</text:p>
          <text:p text:style-name="P108"><text:s/>4.8 Configuration: sort_field_param, sort_dir_param<text:tab/>15</text:p>
          <text:p text:style-name="P108"><text:s/>4.9 Configuration: dataset_dir<text:tab/>15</text:p>
          <text:p text:style-name="P108"><text:s/>4.10 Configuration: default_libs<text:tab/>16</text:p>
          <text:p text:style-name="P108"><text:s/>4.11 Configuration: method_param<text:tab/>16</text:p>
          <text:p text:style-name="P108"><text:s/>4.12 Configuration: login<text:tab/>17</text:p>
          <text:p text:style-name="P108"><text:s/>4.13 Configuration: database<text:tab/>17</text:p>
          <text:p text:style-name="P108"><text:s/>4.14 Configuration: sessiondb<text:tab/>17</text:p>
          <text:p text:style-name="P108"><text:s/>4.15 Configuration: exec &amp; plugin &amp; hook<text:tab/>19</text:p>
          <text:p text:style-name="P108"><text:s/>4.16 Configuration: habitat<text:tab/>19</text:p>
          <text:p text:style-name="P107"><text:s/>5 Login Module Configuration<text:tab/>20</text:p>
          <text:p text:style-name="P108"><text:s/>5.1 Standard Modules<text:tab/>20</text:p>
          <text:p text:style-name="P108"><text:s/>5.2 Active Directory Login<text:tab/>20</text:p>
          <text:p text:style-name="P108"><text:s/>5.3 Basic Auth Login<text:tab/>21</text:p>
          <text:p text:style-name="P108"><text:s/>5.4 Database Login<text:tab/>22</text:p>
          <text:p text:style-name="P108"><text:s/>5.5 Adempiere Login<text:tab/>23</text:p>
          <text:p text:style-name="P108"><text:s/>5.6 Drupal6 Login<text:tab/>24</text:p>
          <text:p text:style-name="P108"><text:s/>5.7 None Login<text:tab/>25</text:p>
          <text:p text:style-name="P108"><text:s/>5.8 Single Login<text:tab/>25</text:p>
          <text:p text:style-name="P107"><text:s/>6 Special Datasets &amp; Jarvis Login<text:tab/>27</text:p>
          <text:p text:style-name="P108"><text:s/>6.1 Jarvis URLs<text:tab/>27</text:p>
          <text:p text:style-name="P108"><text:s/>6.2 The __status Dataset<text:tab/>27</text:p>
          <text:p text:style-name="P108"><text:s/>6.3 The __habitat Dataset<text:tab/>28</text:p>
          <text:p text:style-name="P108"><text:s/>6.4 The __logout Dataset<text:tab/>29</text:p>
          <text:p text:style-name="P108"><text:s/>6.5 Logging-In to Jarvis<text:tab/>29</text:p>
          <text:p text:style-name="P108"><text:soft-page-break/><text:s/>6.6 Jarvis Error Responses<text:tab/>29</text:p>
          <text:p text:style-name="P107"><text:s/>7 Datasets<text:tab/>31</text:p>
          <text:p text:style-name="P108"><text:s/>7.1 Data Fetch Response Format<text:tab/>31</text:p>
          <text:p text:style-name="P108"><text:s/>7.2 Dataset Definition<text:tab/>32</text:p>
          <text:p text:style-name="P108"><text:s/>7.3 Dataset Bind Parameters<text:tab/>33</text:p>
          <text:p text:style-name="P108"><text:s/>7.4 Secure Dataset Bind Parameters<text:tab/>35</text:p>
          <text:p text:style-name="P108"><text:s/>7.5 Textual Substitution Dataset Parameters<text:tab/>36</text:p>
          <text:p text:style-name="P108"><text:s/>7.6 Modifying Datasets – Single Modification<text:tab/>36</text:p>
          <text:p text:style-name="P108"><text:s/>7.7 Modifying Datasets – Array of Modifications<text:tab/>39</text:p>
          <text:p text:style-name="P108"><text:s/>7.8 Modifying Datasets – Array of Mixed Modifications<text:tab/>41</text:p>
          <text:p text:style-name="P108"><text:s/>7.9 Before &amp; After Statements<text:tab/>41</text:p>
          <text:p text:style-name="P108"><text:s/>7.10 Failed Modifications<text:tab/>41</text:p>
          <text:p text:style-name="P108"><text:s/>7.11 Dataset Transformations<text:tab/>42</text:p>
          <text:p text:style-name="P107"><text:s/>8 Exec Datasets<text:tab/>43</text:p>
          <text:p text:style-name="P108"><text:s/>8.1 Introduction<text:tab/>43</text:p>
          <text:p text:style-name="P108"><text:s/>8.2 Configuration<text:tab/>43</text:p>
          <text:p text:style-name="P108"><text:s/>8.3 Output Return Mechanism<text:tab/>45</text:p>
          <text:p text:style-name="P108"><text:s/>8.4 A Simple Example<text:tab/>46</text:p>
          <text:p text:style-name="P108"><text:s/>8.5 Environment Variables<text:tab/>46</text:p>
          <text:p text:style-name="P108"><text:s/>8.6 Command Line Parameters<text:tab/>46</text:p>
          <text:p text:style-name="P108"><text:s/>8.7 Output &amp; Headers<text:tab/>46</text:p>
          <text:p text:style-name="P107"><text:s/>9 Plugin Datasets<text:tab/>48</text:p>
          <text:p text:style-name="P108"><text:s/>9.1 Introduction<text:tab/>48</text:p>
          <text:p text:style-name="P108"><text:s/>9.2 Configuration<text:tab/>48</text:p>
          <text:p text:style-name="P108"><text:s/>9.3 Example Plugin<text:tab/>49</text:p>
          <text:p text:style-name="P108"><text:s/>9.4 Output &amp; Headers<text:tab/>50</text:p>
          <text:p text:style-name="P108"><text:s/>9.5 Exception Handling<text:tab/>50</text:p>
          <text:p text:style-name="P107"><text:s/>10 Hook Modules<text:tab/>51</text:p>
          <text:p text:style-name="P108"><text:s/>10.1 Introduction<text:tab/>51</text:p>
          <text:p text:style-name="P108"><text:s/>10.2 Configuration<text:tab/>55</text:p>
          <text:p text:style-name="P108"><text:s/>10.3 Standard Hook Template<text:tab/>55</text:p>
          <text:p text:style-name="P107"><text:s/>11 Performance Notes<text:tab/>57</text:p>
          <text:p text:style-name="P108"><text:s/>11.1 How Fast is Jarvis?<text:tab/>57</text:p>
          <text:p text:style-name="P107"><text:s/>12 Tracking Application<text:tab/>58</text:p>
          <text:p text:style-name="P108"><text:s/>12.1 Tracking Requests &amp; Errors<text:tab/>58</text:p>
          <text:p text:style-name="P108"><text:s/>12.2 The Tracker Database File<text:tab/>58</text:p>
          <text:p text:style-name="P108"><text:s/>12.3 The Tracker Display Application<text:tab/>58</text:p>
          <text:p text:style-name="P107"><text:s/>13 Demo Application<text:tab/>61</text:p>
          <text:p text:style-name="P108"><text:s/>13.1 Enable Jarvis<text:tab/>61</text:p>
          <text:p text:style-name="P108"><text:s/>13.2 Copy The Demo Database<text:tab/>61</text:p>
          <text:p text:style-name="P108"><text:s/>13.3 Configure Demo Web-Service<text:tab/>61</text:p>
          <text:p text:style-name="P108"><text:s/>13.4 Install ExtJS<text:tab/>62</text:p>
          <text:p text:style-name="P108"><text:s/>13.5 Configure Demo ExtJS Application<text:tab/>63</text:p>
          <text:p text:style-name="P108"><text:s/>13.6 Enable Database Write<text:tab/>63</text:p>
        </text:index-body>
      </text:table-of-content>
      <text:p text:style-name="P10"/>
      <text:p text:style-name="P49"/>
      <text:p text:style-name="P33"><text:soft-page-break/></text:p>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60924698" text:style-name="L1">
        <text:list-item>
          <text:p text:style-name="P52">Rich Internet Application. <text:s/>Ajax (XML or JSON) requests and responses.</text:p>
        </text:list-item>
        <text:list-item>
          <text:p text:style-name="P52">JARVIS</text:p>
        </text:list-item>
        <text:list-item>
          <text:p text:style-name="P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12739197" text:style-name="L2">
        <text:list-item>
          <text:p text:style-name="P54">Secure: </text:p>
          <text:list>
            <text:list-item>
              <text:p text:style-name="P53">Jarvis can run over https. <text:s/></text:p>
            </text:list-item>
            <text:list-item>
              <text:p text:style-name="P53">Jarvis uses single-login and CGI cookies to maintain authenticated sessions. <text:s/></text:p>
            </text:list-item>
            <text:list-item>
              <text:p text:style-name="P53">Jarvis uses parameterized statements to prevent against SQL injection. </text:p>
            </text:list-item>
            <text:list-item>
              <text:p text:style-name="P53">Jarvis provides group-based access control.</text:p>
            </text:list-item>
          </text:list>
        </text:list-item>
        <text:list-item>
          <text:p text:style-name="P54">Extensible:</text:p>
          <text:list>
            <text:list-item>
              <text:p text:style-name="P55">Jarvis provides independent “datasets”, defined as simple XML files containing SQL.</text:p>
            </text:list-item>
            <text:list-item>
              <text:p text:style-name="P55">Jarvis provides configurable “exec” extensions (e.g. running Jasper reports).</text:p>
            </text:list-item>
            <text:list-item>
              <text:p text:style-name="P55">Jarvis provides a “plugin” mechanism for adding custom Perl modules.</text:p>
            </text:list-item>
          </text:list>
        </text:list-item>
        <text:list-item>
          <text:p text:style-name="P54">Standards-Based:</text:p>
          <text:list>
            <text:list-item>
              <text:p text:style-name="P55">Jarvis is based on XML, JSON, http/s and REST.</text:p>
            </text:list-item>
          </text:list>
        </text:list-item>
        <text:list-item>
          <text:p text:style-name="P54">Reasonably Efficient:</text:p>
          <text:list>
            <text:list-item>
              <text:p text:style-name="P55">Jarvis is “plenty fast enough”. <text:s/></text:p>
            </text:list-item>
            <text:list-item>
              <text:p text:style-name="P55">Jarvis is written in a scripted language as many back end services are.</text:p>
            </text:list-item>
            <text:list-item>
              <text:p text:style-name="P55">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090448162" text:style-name="L3">
        <text:list-item>
          <text:p text:style-name="P60">Modify the Apache configuration (as described above).</text:p>
        </text:list-item>
        <text:list-item>
          <text:p text:style-name="P6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560533447" text:style-name="L4">
        <text:list-item>
          <text:p text:style-name="P61">The database connection.</text:p>
        </text:list-item>
        <text:list-item>
          <text:p text:style-name="P61">The username/group list.</text:p>
        </text:list-item>
        <text:list-item>
          <text:p text:style-name="P6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1912464407" text:style-name="L5">
        <text:list-item>
          <text:p text:style-name="P62">This may be over-ridden a per-request basis with the CGI parameter “format”.</text:p>
        </text:list-item>
        <text:list-item>
          <text:p text:style-name="P62">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2171877419" text:style-name="L6">
        <text:list-item>
          <text:p text:style-name="P63">All client-submitted request body.</text:p>
        </text:list-item>
        <text:list-item>
          <text:p text:style-name="P63">All returned XML/JSON/CSV content.</text:p>
        </text:list-item>
        <text:list-item>
          <text:p text:style-name="P6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132531327" text:style-name="L7">
        <text:list-item>
          <text:p text:style-name="P64">Extract ALL records from the database query.</text:p>
        </text:list-item>
        <text:list-item>
          <text:p text:style-name="P64">Slice out and return only those rows specified by the page parameters. <text:s/>E.g start = 50, limit = 25 means return rows with zero-based indexes 50-74.</text:p>
        </text:list-item>
        <text:list-item>
          <text:p text:style-name="P64">Return “fetched” as the total number of all rows read from the database query.</text:p>
        </text:list-item>
        <text:list-item>
          <text:p text:style-name="P64">Return “returned” as the number of data rows from the sliced page.</text:p>
        </text:list-item>
        <text:list-item>
          <text:p text:style-name="P6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660397584" text:continue-numbering="true" text:style-name="L7">
        <text:list-item>
          <text:p text:style-name="P64">Extract ALL records from the database query in the default query sort order.</text:p>
        </text:list-item>
        <text:list-item>
          <text:p text:style-name="P64">Use Perl “cmp” alphabetical sorting either ascending or descending.</text:p>
        </text:list-item>
        <text:list-item>
          <text:p text:style-name="P6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930471138" text:style-name="L8">
        <text:list-item>
          <text:p text:style-name="P65">All dataset definitions must be contained within XML files contained in or below the single directory path specified by the “dataset_dir” parameter.</text:p>
        </text:list-item>
        <text:list-item>
          <text:p text:style-name="P65">All dataset files must have the suffix “.xml”.</text:p>
        </text:list-item>
        <text:list-item>
          <text:p text:style-name="P65">The “.xml” suffix must not be included in the dataset name as provided by the client, it will always be added by Jarvis.</text:p>
        </text:list-item>
        <text:list-item>
          <text:p text:style-name="P65">The dataset name specified by the client must consist only of characters from the following list: “a-z”, “A-Z”, “0-9”, “_” (underscore), “-” (hyphen) and “.” (dot).</text:p>
        </text:list-item>
        <text:list-item>
          <text:p text:style-name="P65">A “.” (dot) character in the dataset name is interpreted as a directory separator by Jarvis. <text:s/>On Unix-based systems this is a forward-slash. <text:s/>On Windows-based systems, Perl will translate the forward slash into a backslash.</text:p>
        </text:list-item>
        <text:list-item>
          <text:p text:style-name="P65">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371720703" text:style-name="L9">
        <text:list-item>
          <text:p text:style-name="P66">None – user is always logged in.</text:p>
        </text:list-item>
        <text:list-item>
          <text:p text:style-name="P66">Database – the username and passwords are stored in the database.</text:p>
        </text:list-item>
        <text:list-item>
          <text:p text:style-name="P66">ActiveDirectory – the usernames and passwords are checked against an Microsoft ActiveDirectory server. <text:s/>It is likely that one day this will be copied and modified to add support for standard LDAP, which is very similar.</text:p>
        </text:list-item>
        <text:list-item>
          <text:p text:style-name="P66">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56128705" text:style-name="L10">
        <text:list-item>
          <text:p text:style-name="P67">dbi:Pg:&lt;database-handle&gt; (Postgres)</text:p>
        </text:list-item>
        <text:list-item>
          <text:p text:style-name="P6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242825769" text:style-name="L11">
        <text:list-item>
          <text:p text:style-name="P6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6" text:outline-level="1">Login Module Configuration</text:h>
      <text:h text:style-name="Heading_20_2" text:outline-level="2">Standard Modules</text:h>
      <text:p text:style-name="Text_20_body">Jarvis uses a pluggable login module mechanism. <text:s/>The following modules are provided:</text:p>
      <text:list xml:id="list802803978" text:style-name="L12">
        <text:list-item>
          <text:p text:style-name="P90">ActiveDirectory.pm</text:p>
        </text:list-item>
        <text:list-item>
          <text:p text:style-name="P94">BasicAuth.pm</text:p>
        </text:list-item>
        <text:list-item>
          <text:p text:style-name="P94">Database.pm</text:p>
        </text:list-item>
        <text:list-item>
          <text:p text:style-name="P94">Adempiere.pm</text:p>
        </text:list-item>
        <text:list-item>
          <text:p text:style-name="P94">Drupal6.pm</text:p>
        </text:list-item>
        <text:list-item>
          <text:p text:style-name="P94">None.pm</text:p>
        </text:list-item>
        <text:list-item>
          <text:p text:style-name="P69">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6">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710016618" text:style-name="L13">
        <text:list-item>
          <text:p text:style-name="P91">ad_user</text:p>
        </text:list-item>
        <text:list-item>
          <text:p text:style-name="P95">ad_user_roles</text:p>
        </text:list-item>
        <text:list-item>
          <text:p text:style-name="P95">ad_role</text:p>
        </text:list-item>
        <text:list-item>
          <text:p text:style-name="P70">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466788439" text:style-name="L14">
        <text:list-item>
          <text:p text:style-name="P96"><text:span text:style-name="T5">role-&lt;role_name&gt; <text:s text:c="6"/><text:tab/></text:span>For each active user role.</text:p>
        </text:list-item>
        <text:list-item>
          <text:p text:style-name="P96"><text:span text:style-name="T5">read-&lt;window_name&gt; <text:s text:c="5"/><text:tab/></text:span>For each active window access (read access)</text:p>
        </text:list-item>
        <text:list-item>
          <text:p text:style-name="P71"><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text:soft-page-break/>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66172571" text:style-name="L15">
        <text:list-item>
          <text:p text:style-name="P72">Check to see if an existing, valid Drupal session cookie is defined.</text:p>
        </text:list-item>
        <text:list-item>
          <text:p text:style-name="P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934063719" text:continue-list="list710016618" text:style-name="L13">
        <text:list-item>
          <text:p text:style-name="P105">users</text:p>
        </text:list-item>
        <text:list-item>
          <text:p text:style-name="P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545137949" text:style-name="L16">
        <text:list-item>
          <text:p text:style-name="P97"><text:span text:style-name="T5">admin,user<text:tab/><text:tab/> <text:s text:c="6"/><text:tab/></text:span><text:span text:style-name="T3">For the user with uid = 1.</text:span></text:p>
        </text:list-item>
        <text:list-item>
          <text:p text:style-name="P73"><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text:soft-page-break/>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397673507" text:style-name="L17">
        <text:list-item>
          <text:p text:style-name="P74"><text:soft-page-break/>Remote (client) IP address match, and/or</text:p>
        </text:list-item>
        <text:list-item>
          <text:p text:style-name="P74">Client must supply username and password, and/or</text:p>
        </text:list-item>
        <text:list-item>
          <text:p text:style-name="P7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935644648" text:style-name="L18">
        <text:list-item>
          <text:p text:style-name="P98">Jarvis is installed into /opt/jarvis as per default.</text:p>
        </text:list-item>
        <text:list-item>
          <text:p text:style-name="P98">The jarvis ScriptAlias is configured.</text:p>
        </text:list-item>
        <text:list-item>
          <text:p text:style-name="P98">The Apache webserver is accessible on http://localhost/.</text:p>
        </text:list-item>
        <text:list-item>
          <text:p text:style-name="P98">The demo.xml file has been soft linked or copied into /.</text:p>
        </text:list-item>
        <text:list-item>
          <text:p text:style-name="P98">The “None” login module is configured for the demo application.</text:p>
        </text:list-item>
        <text:list-item>
          <text:p text:style-name="P7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404080676" text:style-name="L19">
        <text:list-item>
          <text:p text:style-name="P76">“username”</text:p>
        </text:list-item>
        <text:list-item>
          <text:p text:style-name="P7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02904619" text:style-name="L20">
        <text:list-item>
          <text:p text:style-name="P77">Internal configuration problem – bad server-side XML configuration (main or dataset).</text:p>
        </text:list-item>
        <text:list-item>
          <text:p text:style-name="P77">Database connection problem.</text:p>
        </text:list-item>
        <text:list-item>
          <text:p text:style-name="P77">Request body is malformed JSON or XML.</text:p>
        </text:list-item>
        <text:list-item>
          <text:p text:style-name="P77">Missing mandatory parameter in request.</text:p>
        </text:list-item>
        <text:list-item>
          <text:p text:style-name="P77">Any other fatal problem.</text:p>
        </text:list-item>
        <text:list-item>
          <text:p text:style-name="P77">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422620037" text:style-name="L21">
        <text:list-item>
          <text:p text:style-name="P56">Cannot insert data due to primary key, foreign key, unique constraints.</text:p>
        </text:list-item>
        <text:list-item>
          <text:p text:style-name="P56">No data found. <text:s/></text:p>
        </text:list-item>
        <text:list-item>
          <text:p text:style-name="P56">Data parameter is invalid type/value for column. <text:s/></text:p>
        </text:list-item>
      </text:list>
      <text:p text:style-name="P21">In all these cases, the returned content will be JSON or XML or CSV in a “200 Successful” response.</text:p>
      <text:p text:style-name="Text_20_body"/>
      <text:h text:style-name="P10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Bind Parameters</text:h>
      <text:p text:style-name="Text_20_body">The SQL statements in the datasets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values for these parameters may come from the following sources:</text:p>
      <text:p text:style-name="Text_20_body">User Parameters:</text:p>
      <text:list xml:id="list1605331698" text:style-name="L22">
        <text:list-item>
          <text:p text:style-name="P78">CGI GET parameters in the URL suffix “/&lt;app&gt;/&lt;ds&gt;?param=value&amp;param2=another”.</text:p>
        </text:list-item>
        <text:list-item>
          <text:p text:style-name="P78">XML or JSON parameters in the “application/json” or “application/xml” request body.</text:p>
        </text:list-item>
        <text:list-item>
          <text:p text:style-name="P78">RESTful parameters in the URL suffix “/&lt;app&gt;/&lt;ds&gt;/p1/p2”.</text:p>
        </text:list-item>
        <text:list-item>
          <text:p text:style-name="P78">Jarvis-Supplied default user parameters (from “default_parameters” configuration).</text:p>
        </text:list-item>
      </text:list>
      <text:p text:style-name="Text_20_body">Secure Parameters:</text:p>
      <text:list xml:id="list512924512" text:continue-numbering="true" text:style-name="L22">
        <text:list-item>
          <text:p text:style-name="P7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text:soft-page-break/>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89088766" text:style-name="L23">
        <text:list-item>
          <text:p text:style-name="P92">my(param)</text:p>
        </text:list-item>
        <text:list-item>
          <text:p text:style-name="P99">__my_param</text:p>
        </text:list-item>
        <text:list-item>
          <text:p text:style-name="P99">_1param</text:p>
        </text:list-item>
        <text:list-item>
          <text:p text:style-name="P7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text:soft-page-break/>SELECT * FROM t WHERE (owner = {{__username}}) OR ({{__group:admin IS NOT NULL)</text:p>
      <text:p text:style-name="Code"><text:s text:c="4"/>&lt;/select&gt;</text:p>
      <text:p text:style-name="Code"><text:s text:c="4"/>&lt;update&gt;...&lt;/update&gt;</text:p>
      <text:p text:style-name="P42">&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285231360" text:style-name="L34">
        <text:list-item>
          <text:p text:style-name="P88">Any RESTful parameters by position number, e.g. [[1]]</text:p>
        </text:list-item>
        <text:list-item>
          <text:p text:style-name="P88">Any query parameters given by the user for a fetch request, e.g. [[myfetcharg]]</text:p>
        </text:list-item>
        <text:list-item>
          <text:p text:style-name="P88">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621020446" text:style-name="L35">
        <text:list-item>
          <text:p text:style-name="P89">If the parameter value is an integer or floating point, it is unquoted.</text:p>
        </text:list-item>
        <text:list-item>
          <text:p text:style-name="P89">Otherwise the parameter is quoted using the DBI database handle $dbh-&gt;quote(...) method appropriate for this database. <text:s/>According to the DBI documentation, this is safe from SQL injection.</text:p>
        </text:list-item>
        <text:list-item>
          <text:p text:style-name="P89">If the ":noquote" flag is given, e.g. [[sortorder:noquote]] then the value is not quoted. <text:s/>Instead, all characters except those in the set [0-9a-zA-Z ,_-] are removed.</text:p>
        </text:list-item>
      </text:list>
      <text:p text:style-name="Text_20_body">Note that in order to specify a client-supplied ORDER BY clause containing more than one column you will need to use the ":noquote" flag appended to the textual substitution variable name.</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text:soft-page-break/>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oft-page-break/><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54546563" text:style-name="L24">
        <text:list-item>
          <text:p text:style-name="P100">Begin transaction.</text:p>
        </text:list-item>
        <text:list-item>
          <text:p text:style-name="P100">Perform “before” SQL (if configured for this dataset).</text:p>
        </text:list-item>
        <text:list-item>
          <text:p text:style-name="P100">Perform the one single or one-or-more array modifications in the request body.</text:p>
        </text:list-item>
        <text:list-item>
          <text:p text:style-name="P100">Perform “after” SQL (if configured for this dataset).</text:p>
        </text:list-item>
        <text:list-item>
          <text:p text:style-name="P8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779508246" text:style-name="L25">
        <text:list-item>
          <text:p text:style-name="P93">Even though the first modification succeeded, it was rolled back.</text:p>
        </text:list-item>
        <text:list-item>
          <text:p text:style-name="P101">The first failing error message is shown.</text:p>
        </text:list-item>
        <text:list-item>
          <text:p text:style-name="P8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721971433" text:style-name="L26">
        <text:list-item>
          <text:p text:style-name="P8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2">Any RESTful parameters specified in the URI. <text:s/>These are passed as “p1”, “p2”, etc.</text:p>
        </text:list-item>
        <text:list-item>
          <text:p text:style-name="P82">The parameter __dataset is given as the client-supplied dataset given to Jarvis which invoked this exec request.</text:p>
        </text:list-item>
        <text:list-item>
          <text:p text:style-name="P82">The parameter __tmpfile is given if use_tmpfile is configured for this exec.</text:p>
        </text:list-item>
        <text:list-item>
          <text:p text:style-name="P82">The Jarvis secure parameters beginning with double-underscore. <text:s/>These include __username, __group_list, etc.</text:p>
        </text:list-item>
        <text:list-item>
          <text:p text:style-name="P8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140962117" text:style-name="L27">
        <text:list-item>
          <text:p text:style-name="P104">Using the Jarvis debug methods.</text:p>
        </text:list-item>
        <text:list-item>
          <text:p text:style-name="P104">Accessing the Jarvis Config “jconfig” object.</text:p>
        </text:list-item>
        <text:list-item>
          <text:p text:style-name="P104">Accessing the static configured plugin parameters.</text:p>
        </text:list-item>
        <text:list-item>
          <text:p text:style-name="P83">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P35">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317287013" text:style-name="L28">
              <text:list-item>
                <text:p text:style-name="P102">$jconfig, </text:p>
              </text:list-item>
              <text:list-item>
                <text:p text:style-name="P84">$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44159851" text:continue-numbering="true" text:style-name="L28">
              <text:list-item>
                <text:p text:style-name="P102">$jconfig, </text:p>
              </text:list-item>
              <text:list-item>
                <text:p text:style-name="P102">$hook_parameters_href</text:p>
              </text:list-item>
              <text:list-item>
                <text:p text:style-name="P84">$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Args are:</text:p>
            <text:list xml:id="list830721158" text:continue-numbering="true" text:style-name="L28">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57">$fields_aref</text:p>
              </text:list-item>
            </text:list>
            <text:p text:style-name="P21">The $dsxml is an XML::Smart object for the dataset's XML config.</text:p>
            <text:p text:style-name="P21">The $rest_arg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1279635013" text:continue-numbering="true" text:style-name="L28">
              <text:list-item>
                <text:p text:style-name="P102">$jconfig</text:p>
              </text:list-item>
              <text:list-item>
                <text:p text:style-name="P103">$hook_parameters_href</text:p>
              </text:list-item>
              <text:list-item>
                <text:p text:style-name="P103">$dsxml</text:p>
              </text:list-item>
              <text:list-item>
                <text:p text:style-name="P57">$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63887672" text:continue-numbering="true" text:style-name="L28">
              <text:list-item>
                <text:p text:style-name="P102">$jconfig</text:p>
              </text:list-item>
              <text:list-item>
                <text:p text:style-name="P103">$hook_parameters_href</text:p>
              </text:list-item>
              <text:list-item>
                <text:p text:style-name="P103">$dsxml</text:p>
              </text:list-item>
              <text:list-item>
                <text:p text:style-name="P103">$sql_params_href</text:p>
              </text:list-item>
              <text:list-item>
                <text:p text:style-name="P57">$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text:soft-page-break/>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1647809193" text:continue-numbering="true" text:style-name="L28">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57">$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1">This hook is called only for "__status" requests. <text:s/>It is called just before the status result is encoded to JSON/XML. <text:s/>The hook may do one or more of the following:</text:p>
            <text:list xml:id="list1525488300" text:style-name="L29">
              <text:list-item>
                <text:p text:style-name="P58">Add some extra root level parameters (by modifying $extra_href)</text:p>
              </text:list-item>
              <text:list-item>
                <text:p text:style-name="P58">Perform a custom encoding into text (by setting $return_text)</text:p>
              </text:list-item>
            </text:list>
            <text:p text:style-name="P21">Args are:</text:p>
            <text:list xml:id="list1085862478" text:continue-list="list1647809193" text:style-name="L28">
              <text:list-item>
                <text:p text:style-name="P102">$jconfig</text:p>
              </text:list-item>
              <text:list-item>
                <text:p text:style-name="P103">$hook_parameters_href</text:p>
              </text:list-item>
              <text:list-item>
                <text:p text:style-name="P103">$extra_href</text:p>
              </text:list-item>
              <text:list-item>
                <text:p text:style-name="P84">$return_text_ref</text:p>
              </text:list-item>
            </text:list>
            <text:p text:style-name="P21">The $extra_href is a reference to a hash of name/value mappings all of which will be added as root level parameters to the JSON object or XML response object that is encoded and returned to the client.</text:p>
            <text:p text:style-name="P21">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1">This hook is called only for "fetch" (I.e. data select) requests. <text:s/>It is called at the end of the fetch sequence, just before the fetched rows are encoded to JSON/XML/CSV. <text:s/>The hook may do one or more of the following:</text:p>
            <text:list xml:id="list1444718166" text:continue-list="list1525488300" text:style-name="L29">
              <text:list-item text:start-value="1">
                <text:p text:style-name="P58">Add some extra root level parameters (by modifying $extra_href)</text:p>
              </text:list-item>
              <text:list-item>
                <text:p text:style-name="P58">Modify the returned content (by modifying $rows_aref)</text:p>
              </text:list-item>
              <text:list-item>
                <text:p text:style-name="P58">Perform a custom encoding into text (by setting $return_text)</text:p>
              </text:list-item>
            </text:list>
            <text:p text:style-name="P21">Args are:</text:p>
            <text:list xml:id="list2025403477" text:continue-list="list1085862478" text:style-name="L28">
              <text:list-item>
                <text:p text:style-name="P102">$jconfig</text:p>
              </text:list-item>
              <text:list-item>
                <text:p text:style-name="P103">$hook_parameters_href</text:p>
              </text:list-item>
              <text:list-item>
                <text:p text:style-name="P103"><text:soft-page-break/>$dsxml</text:p>
              </text:list-item>
              <text:list-item>
                <text:p text:style-name="P103">$sql_params_href</text:p>
              </text:list-item>
              <text:list-item>
                <text:p text:style-name="P103">$rows_aref</text:p>
              </text:list-item>
              <text:list-item>
                <text:p text:style-name="P103">$extra_href</text:p>
              </text:list-item>
              <text:list-item>
                <text:p text:style-name="P84">$return_text_ref</text:p>
              </text:list-item>
            </text:list>
            <text:p text:style-name="P21">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1">This hook is called only for "store" (I.e. data insert/update/delete) requests. <text:s/>It is called at the end of the stored sequence, just before the results of the store operation(s) are encoded to JSON/XML/CSV. <text:s/>The hook may do one or more of the following:</text:p>
            <text:list xml:id="list1708512743" text:continue-list="list1444718166" text:style-name="L29">
              <text:list-item text:start-value="1">
                <text:p text:style-name="P58">Add some extra root level parameters (by modifying $extra_href)</text:p>
              </text:list-item>
              <text:list-item>
                <text:p text:style-name="P58">Modify the returned content (by modifying $results_aref)</text:p>
              </text:list-item>
              <text:list-item>
                <text:p text:style-name="P58">Perform a custom encoding into text (by setting $return_text)</text:p>
              </text:list-item>
            </text:list>
            <text:p text:style-name="P21">Args are:</text:p>
            <text:list xml:id="list2069187343" text:continue-list="list2025403477" text:style-name="L28">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103">$results_aref</text:p>
              </text:list-item>
              <text:list-item>
                <text:p text:style-name="P103">$extra_href</text:p>
              </text:list-item>
              <text:list-item>
                <text:p text:style-name="P84">$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80384396" text:continue-numbering="true" text:style-name="L28">
              <text:list-item>
                <text:p text:style-name="P102">$jconfig</text:p>
              </text:list-item>
              <text:list-item>
                <text:p text:style-name="P84">$hook_parameters_href</text:p>
              </text:list-item>
            </text:list>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776890014" text:style-name="L30">
        <text:list-item>
          <text:p text:style-name="P85">You may implement none, some, or all hook methods.</text:p>
        </text:list-item>
        <text:list-item>
          <text:p text:style-name="P85">All implemented hook methods must all return “1”.</text:p>
        </text:list-item>
        <text:list-item>
          <text:p text:style-name="P85">There is no way for a hook to stop processing, other than to call “die”.</text:p>
        </text:list-item>
        <text:list-item>
          <text:p text:style-name="P85"><text:soft-page-break/>If an SQL error occurs during dataset updates, any following before_one, after_one and after_all hook calls will be skipped. <text:s/>Only the finish hook call will be invoked.</text:p>
        </text:list-item>
        <text:list-item>
          <text:p text:style-name="P8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oft-page-break/><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49584892" text:style-name="L31">
        <text:list-item>
          <text:p text:style-name="P86">Dual-Core Intel @ 2.5 GHz, 4G of RAM. <text:s/>(CPU Blowfish rating 7.09).</text:p>
        </text:list-item>
        <text:list-item>
          <text:p text:style-name="P86">Kubuntu 09.10 (Karmic Koala).</text:p>
        </text:list-item>
        <text:list-item>
          <text:p text:style-name="P86">Apache 2 webserver using HTTP (not SSL).</text:p>
        </text:list-item>
        <text:list-item>
          <text:p text:style-name="P86">Apache jmeter client with five simultaneous threads.</text:p>
        </text:list-item>
        <text:list-item>
          <text:p text:style-name="P86">PostgreSQL database.</text:p>
        </text:list-item>
        <text:list-item>
          <text:p text:style-name="P8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01566947" text:style-name="L32">
        <text:list-item>
          <text:p text:style-name="P87">ExtJS 2.3. Please refer to Section <text:reference-ref text:reference-format="chapter" text:ref-name="Install ExtJS">13.4</text:reference-ref>, Page <text:reference-ref text:reference-format="page" text:ref-name="Install ExtJS">62</text:reference-ref> <text:reference-ref text:reference-format="direction" text:ref-name="Install ExtJS">below</text:reference-ref> for details on installing ExtJS 2.3.</text:p>
        </text:list-item>
        <text:list-item>
          <text:p text:style-name="P87">SHJS. Syntax Highlighting for Javascript. Please see below for further details on this.</text:p>
        </text:list-item>
        <text:list-item>
          <text:p text:style-name="P87">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852266809" text:style-name="L33">
        <text:list-item>
          <text:p text:style-name="P59">Location of the database file. <text:s/>Default is /opt/jarvis/demo/db/demo.db.</text:p>
        </text:list-item>
        <text:list-item>
          <text:p text:style-name="P59">Location of the datasets configuration. <text:s/>Default is /opt/jarvis/demo/dataset.</text:p>
        </text:list-item>
        <text:list-item>
          <text:p text:style-name="P59">Location of the session files. <text:s/>Default is /tmp/demo.</text:p>
        </text:list-item>
        <text:list-item>
          <text:p text:style-name="P5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1<text:tab/><text:page-number text:select-page="current">63</text:page-number>/<text:page-count>6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3T17:50:45</dc:date>
    <meta:editing-duration>PT224H16M52S</meta:editing-duration>
    <meta:editing-cycles>593</meta:editing-cycles>
    <meta:generator>OpenOffice.org/3.2$Linux OpenOffice.org_project/320m12$Build-9483</meta:generator>
    <meta:print-date>2009-06-23T14:50:34</meta:print-date>
    <meta:document-statistic meta:table-count="31" meta:image-count="0" meta:object-count="0" meta:page-count="63" meta:paragraph-count="1923" meta:word-count="17402" meta:character-count="116226"/>
    <meta:user-defined meta:name="Info 1"/>
    <meta:user-defined meta:name="Info 2"/>
    <meta:user-defined meta:name="Info 3"/>
    <meta:user-defined meta:name="Info 4"/>
  </office:meta>
</office:document-meta>
</file>